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3.571cm" svg:y="-2.143cm"/>
          <draw:glue-point draw:id="5" svg:x="5cm" svg:y="-2.143cm"/>
          <draw:glue-point draw:id="6" svg:x="2.143cm" svg:y="-5cm"/>
          <draw:glue-point draw:id="7" svg:x="-0.714cm" svg:y="-2.143cm"/>
          <draw:glue-point draw:id="8" svg:x="0.714cm" svg:y="-2.143cm"/>
          <draw:glue-point draw:id="9" svg:x="0.714cm" svg:y="0.714cm"/>
          <draw:glue-point draw:id="10" svg:x="-2.143cm" svg:y="0.714cm"/>
          <draw:glue-point draw:id="11" svg:x="-2.143cm" svg:y="-0.714cm"/>
          <draw:glue-point draw:id="12" svg:x="-5cm" svg:y="2.143cm"/>
          <draw:glue-point draw:id="13" svg:x="-2.143cm" svg:y="5cm"/>
          <draw:glue-point draw:id="14" svg:x="-2.143cm" svg:y="3.571cm"/>
          <draw:glue-point draw:id="15" svg:x="3.571cm" svg:y="3.571cm"/>
          <draw:glue-point draw:id="16" svg:x="4.286cm" svg:y="-2.143cm"/>
          <draw:glue-point draw:id="17" svg:x="3.571cm" svg:y="-3.571cm"/>
          <draw:glue-point draw:id="18" svg:x="0.714cm" svg:y="-3.571cm"/>
          <draw:glue-point draw:id="19" svg:x="0cm" svg:y="-2.143cm"/>
          <draw:glue-point draw:id="20" svg:x="0.714cm" svg:y="-0.714cm"/>
          <draw:glue-point draw:id="21" svg:x="-0.714cm" svg:y="0.714cm"/>
          <draw:glue-point draw:id="22" svg:x="-2.143cm" svg:y="0cm"/>
          <draw:glue-point draw:id="23" svg:x="-3.571cm" svg:y="0.714cm"/>
          <draw:glue-point draw:id="24" svg:x="-3.571cm" svg:y="3.571cm"/>
          <draw:glue-point draw:id="25" svg:x="-2.143cm" svg:y="4.286cm"/>
          <draw:glue-point draw:id="26" svg:x="0.714cm" svg:y="3.571cm"/>
          <draw:glue-point draw:id="27" svg:x="3.571cm" svg:y="-2.143cm"/>
          <draw:glue-point draw:id="28" svg:x="5cm" svg:y="-2.143cm"/>
          <draw:glue-point draw:id="29" svg:x="2.143cm" svg:y="-5cm"/>
          <draw:glue-point draw:id="30" svg:x="-0.714cm" svg:y="-2.143cm"/>
          <draw:glue-point draw:id="31" svg:x="0.714cm" svg:y="-2.143cm"/>
          <draw:glue-point draw:id="32" svg:x="0.714cm" svg:y="0.714cm"/>
          <draw:glue-point draw:id="33" svg:x="-2.143cm" svg:y="0.714cm"/>
          <draw:glue-point draw:id="34" svg:x="-2.143cm" svg:y="-0.714cm"/>
          <draw:glue-point draw:id="35" svg:x="-5cm" svg:y="2.143cm"/>
          <draw:glue-point draw:id="36" svg:x="-2.143cm" svg:y="5cm"/>
          <draw:glue-point draw:id="37" svg:x="-2.143cm" svg:y="3.571cm"/>
          <draw:glue-point draw:id="38" svg:x="3.571cm" svg:y="3.571cm"/>
          <draw:glue-point draw:id="39" svg:x="4.286cm" svg:y="-2.143cm"/>
          <draw:glue-point draw:id="40" svg:x="3.571cm" svg:y="-3.571cm"/>
          <draw:glue-point draw:id="41" svg:x="0.714cm" svg:y="-3.571cm"/>
          <draw:glue-point draw:id="42" svg:x="0cm" svg:y="-2.143cm"/>
          <draw:glue-point draw:id="43" svg:x="0.714cm" svg:y="-0.714cm"/>
          <draw:glue-point draw:id="44" svg:x="-0.714cm" svg:y="0.714cm"/>
          <draw:glue-point draw:id="45" svg:x="-2.143cm" svg:y="0cm"/>
          <draw:glue-point draw:id="46" svg:x="-3.571cm" svg:y="0.714cm"/>
          <draw:glue-point draw:id="47" svg:x="-3.571cm" svg:y="3.571cm"/>
          <draw:glue-point draw:id="48" svg:x="-2.143cm" svg:y="4.286cm"/>
          <draw:glue-point draw:id="49" svg:x="0.714cm" svg:y="3.571cm"/>
          <draw:glue-point draw:id="50" svg:x="-0.031cm" svg:y="0.093cm"/>
          <draw:polygon draw:style-name="gr1" draw:layer="layout" svg:width="2cm" svg:height="2cm" svg:x="0cm" svg:y="0cm" svg:viewBox="0 0 2001 2001" draw:points="1715,571 2001,571 1429,0 857,571 1143,571 1143,1143 571,1143 571,857 0,1429 571,2001 571,1715 1715,1715">
            <text:p/>
          </draw:polygon>
          <draw:polygon draw:style-name="gr2" draw:layer="layout" svg:width="2cm" svg:height="2cm" svg:x="0cm" svg:y="0cm" svg:viewBox="0 0 2001 2001" draw:points="1715,571 2001,571 1429,0 857,571 1143,571 1143,1143 571,1143 571,857 0,1429 571,2001 571,1715 1715,171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ssorted - Left-Up Arrow</dc:title>
    <meta:creation-date>2011-02-07T16:54:1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